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ca483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0pt" officeooo:paragraph-rsid="000ca483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0a53b7"/>
    </style:style>
    <style:style style:name="T3" style:family="text">
      <style:text-properties officeooo:rsid="000b2243"/>
    </style:style>
    <style:style style:name="T4" style:family="text">
      <style:text-properties officeooo:rsid="000ca483"/>
    </style:style>
    <style:style style:name="T5" style:family="text">
      <style:text-properties officeooo:rsid="000d3b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2">RECRUITMENT</text:span></text:p>
      <text:p text:style-name="P3"/>
      <text:p text:style-name="P12">This is an ODT template document used to generate personalized documents for your <text:span text:style-name="T2">job recruitment</text:span>.</text:p>
      <text:p text:style-name="P12"/>
      <text:p text:style-name="P13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6">mycompany_idprof5 = {mycompany_idprof5}</text:p>
      <text:p text:style-name="P6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8"/>
      <text:p text:style-name="P9"><text:span text:style-name="T3">Job recruitment located in other partner</text:span>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6">company_idprof5 = {company_idprof5}</text:p>
      <text:p text:style-name="P6">company_idprof6 = {company_idprof6}</text:p>
      <text:p text:style-name="P5">company_vatnumber = {company_vatnumber}</text:p>
      <text:p text:style-name="P8">company_note = {company_note}</text:p>
      <text:p text:style-name="P8">…</text:p>
      <text:p text:style-name="P3"><text:soft-page-break/></text:p>
      <text:p text:style-name="P9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8"/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<text:span text:style-name="T4">label</text:span> = {object_<text:span text:style-name="T4">label</text:span>}</text:p>
      <text:p text:style-name="P7">object_<text:span text:style-name="T4">qty</text:span> = {object_<text:span text:style-name="T5">nbofemployeesexpected</text:span>}</text:p>
      <text:p text:style-name="P5">object_date_<text:span text:style-name="T4">planned</text:span> = {object_date_<text:span text:style-name="T4">planned</text:span>}</text:p>
      <text:p text:style-name="P7">object_date_creation <text:span text:style-name="T4">= {object_date_creation}</text:span></text:p>
      <text:p text:style-name="P5">object_<text:span text:style-name="T4">remuneration_suggested</text:span> = {object_<text:span text:style-name="T4">remuneration_suggested</text:span>}</text:p>
      <text:p text:style-name="P7">object_<text:span text:style-name="T4">description</text:span> = {object_<text:span text:style-name="T4">description</text:span>}</text:p>
      <text:p text:style-name="P5">object_note_private = {object_note_private}</text:p>
      <text:p text:style-name="P5">object_note_<text:span text:style-name="T4">public</text:span> = {object_note_<text:span text:style-name="T4">public</text:span>}</text:p>
      <text:p text:style-name="P5">free_text = {free_text}</text:p>
      <text:p text:style-name="P8">...</text:p>
      <text:p text:style-name="P4"/>
      <text:p text:style-name="P4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22:07:38.920000000</dc:date>
    <meta:editing-duration>PT4H35M58S</meta:editing-duration>
    <meta:editing-cycles>54</meta:editing-cycles>
    <meta:generator>LibreOffice/7.3.7.2$Windows_X86_64 LibreOffice_project/e114eadc50a9ff8d8c8a0567d6da8f454beeb84f</meta:generator>
    <meta:document-statistic meta:table-count="0" meta:image-count="0" meta:object-count="0" meta:page-count="2" meta:paragraph-count="79" meta:word-count="291" meta:character-count="2980" meta:non-whitespace-character-count="2768"/>
    <meta:user-defined meta:name="Información 1"/>
    <meta:user-defined meta:name="Información 2"/>
    <meta:user-defined meta:name="Información 3"/>
    <meta:user-defined meta:name="Información 4"/>
  </office:meta>
</office:document-meta>
</file>